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o fence="true" form="prefix" stretchy="true">(</mo>
        <mrow>
          <mfrac>
            <mrow>
              <mrow>
                <mi mathvariant="italic">Number</mi>
                <mi mathvariant="italic">of</mi>
                <mi mathvariant="italic">deaths</mi>
                <mi mathvariant="italic">of</mi>
                <mi mathvariant="italic">the</mi>
                <mi mathvariant="italic">age</mi>
                <mi mathvariant="italic">group</mi>
              </mrow>
              <mo stretchy="false">×</mo>
              <mn>100.000</mn>
            </mrow>
            <mi mathvariant="italic">Population</mi>
          </mfrac>
        </mrow>
        <mo fence="true" form="postfix" stretchy="true">)</mo>
      </mrow>
      <mo stretchy="false">×</mo>
      <mrow>
        <mo fence="true" form="prefix" stretchy="true">(</mo>
        <mrow>
          <mfrac>
            <mrow>
              <mi mathvariant="italic">Number</mi>
              <mi mathvariant="italic">of</mi>
              <mi mathvariant="italic">persons</mi>
              <mi mathvariant="italic">of</mi>
              <mi mathvariant="italic">the</mi>
              <mi mathvariant="italic">age</mi>
              <mi mathvariant="italic">group</mi>
            </mrow>
            <mi mathvariant="italic">Population</mi>
          </mfrac>
        </mrow>
        <mo fence="true" form="postfix" stretchy="true">)</mo>
      </mrow>
    </mrow>
    <annotation encoding="StarMath 5.0">left({frac {{Number of deaths of the age group} times {100.000}} {Population}}right) times left({frac {Number of persons of the age group} {Population}}right)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4:56:28.985847632</meta:creation-date>
    <dc:date>2022-04-11T15:10:41.198916598</dc:date>
    <meta:editing-duration>PT11M29S</meta:editing-duration>
    <meta:editing-cycles>3</meta:editing-cycles>
    <meta:generator>LibreOffice/7.2.6.2$Linux_X86_64 LibreOffice_project/20$Build-2</meta:generator>
  </office:meta>
</office:document-meta>
</file>